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" style:family="graphic" style:parent-style-name="objectwithoutfill">
      <style:graphic-properties svg:stroke-width="0.081cm" svg:stroke-color="#ff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svg:stroke-width="0.106cm" svg:stroke-color="#ff00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6" style:family="graphic" style:parent-style-name="standard">
      <style:graphic-properties draw:stroke="none" svg:stroke-color="#000000" draw:fill="none" draw:fill-color="#ffffff" fo:min-height="1.11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788cm"/>
      <style:paragraph-properties style:writing-mode="lr-tb"/>
    </style:style>
    <style:style style:name="gr9" style:family="graphic" style:parent-style-name="objectwithoutfill">
      <style:graphic-properties draw:stroke="dash" draw:stroke-dash="Double_20_Dash" svg:stroke-color="#000000" svg:stroke-linecap="butt" draw:fill="none" draw:textarea-vertical-align="middle"/>
    </style:style>
    <style:style style:name="gr10" style:family="graphic" style:parent-style-name="objectwithoutfill">
      <style:graphic-properties svg:stroke-width="0.106cm" svg:stroke-color="#55308d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1" style:family="graphic" style:parent-style-name="objectwithoutfill">
      <style:graphic-properties svg:stroke-width="0.081cm" svg:stroke-color="#55308d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2" style:family="graphic" style:parent-style-name="objectwithoutfill">
      <style:graphic-properties svg:stroke-width="0.106cm" svg:stroke-color="#55308d" draw:marker-start-width="0.358cm" draw:marker-end-width="0.358cm" draw:fill="none" draw:textarea-vertical-align="middle" fo:padding-top="0.177cm" fo:padding-bottom="0.177cm" fo:padding-left="0.302cm" fo:padding-right="0.30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margin-left="0cm" fo:margin-right="0cm" fo:text-align="center" fo:text-indent="0cm"/>
    </style:style>
    <style:style style:name="P3" style:family="paragraph">
      <loext:graphic-properties draw:fill-color="#ffffff"/>
      <style:paragraph-properties fo:margin-left="0cm" fo:margin-right="0cm" fo:text-align="center" fo:text-indent="0cm"/>
    </style:style>
    <style:style style:name="P4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paragraph-properties fo:margin-left="0cm" fo:margin-right="0cm" fo:text-indent="0cm" style:writing-mode="lr-tb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952cm" svg:y1="5.127cm" svg:x2="20.05cm" svg:y2="18.145cm">
          <text:p/>
        </draw:line>
        <draw:line draw:style-name="gr1" draw:text-style-name="P1" draw:layer="layout" svg:x1="1.635cm" svg:y1="6.08cm" svg:x2="20.367cm" svg:y2="11.795cm">
          <text:p/>
        </draw:line>
        <draw:line draw:style-name="gr1" draw:text-style-name="P1" draw:layer="layout" svg:x1="1.635cm" svg:y1="12.43cm" svg:x2="20.367cm" svg:y2="14.017cm">
          <text:p/>
        </draw:line>
        <draw:line draw:style-name="gr1" draw:text-style-name="P1" draw:layer="layout" svg:x1="1.635cm" svg:y1="16.557cm" svg:x2="20.367cm" svg:y2="9.89cm">
          <text:p/>
        </draw:line>
        <draw:line draw:style-name="gr1" draw:text-style-name="P1" draw:layer="layout" svg:x1="1.635cm" svg:y1="18.145cm" svg:x2="20.367cm" svg:y2="5.127cm">
          <text:p/>
        </draw:line>
        <draw:line draw:style-name="gr2" draw:text-style-name="P2" draw:layer="layout" svg:x1="20.05cm" svg:y1="18.145cm" svg:x2="1.952cm" svg:y2="5.127cm">
          <text:p/>
        </draw:line>
        <draw:line draw:style-name="gr3" draw:text-style-name="P2" draw:layer="layout" svg:x1="4.492cm" svg:y1="7.032cm" svg:x2="1.635cm" svg:y2="6.08cm">
          <text:p/>
        </draw:line>
        <draw:custom-shape draw:style-name="gr4" draw:text-style-name="P3" draw:layer="layout" svg:width="0.318cm" svg:height="0.317cm" svg:x="4.175cm" svg:y="6.715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1.16cm" svg:y1="11.477cm" svg:x2="8.937cm" svg:y2="13.065cm">
          <text:p/>
        </draw:line>
        <draw:line draw:style-name="gr2" draw:text-style-name="P2" draw:layer="layout" svg:x1="6.715cm" svg:y1="14.652cm" svg:x2="11.16cm" svg:y2="13.065cm">
          <text:p/>
        </draw:line>
        <draw:custom-shape draw:style-name="gr4" draw:text-style-name="P3" draw:layer="layout" svg:width="0.317cm" svg:height="0.317cm" svg:x="6.397cm" svg:y="14.6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8.62cm" svg:y1="13.065cm" svg:x2="13.382cm" svg:y2="13.382cm">
          <text:p/>
        </draw:line>
        <draw:custom-shape draw:style-name="gr4" draw:text-style-name="P3" draw:layer="layout" svg:width="0.317cm" svg:height="0.317cm" svg:x="8.62cm" svg:y="13.0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7cm" svg:height="0.317cm" svg:x="10.842cm" svg:y="13.0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1.587cm" svg:height="1.361cm" svg:x="1cm" svg:y="5.621cm">
          <draw:text-box>
            <text:p><text:span text:style-name="T1">2</text:span></text:p>
          </draw:text-box>
        </draw:frame>
        <draw:frame draw:style-name="gr7" draw:text-style-name="P4" draw:layer="layout" svg:width="1.587cm" svg:height="1.673cm" svg:x="1cm" svg:y="11.971cm">
          <draw:text-box>
            <text:p><text:span text:style-name="T1">3</text:span></text:p>
          </draw:text-box>
        </draw:frame>
        <draw:frame draw:style-name="gr8" draw:text-style-name="P4" draw:layer="layout" svg:width="1.906cm" svg:height="1.038cm" svg:x="1.317cm" svg:y="4.583cm">
          <draw:text-box>
            <text:p><text:span text:style-name="T1">1</text:span></text:p>
          </draw:text-box>
        </draw:frame>
        <draw:frame draw:style-name="gr6" draw:text-style-name="P4" draw:layer="layout" svg:width="1.587cm" svg:height="1.361cm" svg:x="1cm" svg:y="16.325cm">
          <draw:text-box>
            <text:p><text:span text:style-name="T1">4</text:span></text:p>
          </draw:text-box>
        </draw:frame>
        <draw:frame draw:style-name="gr8" draw:text-style-name="P4" draw:layer="layout" svg:width="1.587cm" svg:height="1.038cm" svg:x="1cm" svg:y="17.918cm">
          <draw:text-box>
            <text:p><text:span text:style-name="T1">5</text:span></text:p>
          </draw:text-box>
        </draw:frame>
        <draw:custom-shape draw:style-name="gr4" draw:text-style-name="P3" draw:layer="layout" svg:width="0.317cm" svg:height="0.317cm" svg:x="10.842cm" svg:y="11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7cm" svg:height="0.317cm" svg:x="13.7cm" svg:y="9.5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7cm" svg:height="0.317cm" svg:x="12.43cm" svg:y="12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7cm" svg:height="0.317cm" svg:x="17.193cm" svg:y="10.8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7cm" svg:height="0.317cm" svg:x="13.383cm" svg:y="13.3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2" draw:layer="layout" draw:type="curve" draw:line-skew="-0.496cm" svg:x1="2.699cm" svg:y1="2.62cm" svg:x2="10.425cm" svg:y2="18.151cm" svg:d="M2699 2620c0 10905 7726 3140 7726 15531" svg:viewBox="0 0 7727 15532">
          <text:p/>
        </draw:connector>
        <draw:line draw:style-name="gr10" draw:text-style-name="P2" draw:layer="layout" svg:x1="4.175cm" svg:y1="6.574cm" svg:x2="1.952cm" svg:y2="4.986cm">
          <text:p/>
        </draw:line>
        <draw:line draw:style-name="gr11" draw:text-style-name="P2" draw:layer="layout" svg:x1="14.017cm" svg:y1="9.748cm" svg:x2="1.635cm" svg:y2="5.938cm">
          <text:p/>
        </draw:line>
        <draw:line draw:style-name="gr10" draw:text-style-name="P2" draw:layer="layout" svg:x1="20.367cm" svg:y1="4.986cm" svg:x2="8.937cm" svg:y2="12.924cm">
          <text:p/>
        </draw:line>
        <draw:line draw:style-name="gr10" draw:text-style-name="P2" draw:layer="layout" svg:x1="6.715cm" svg:y1="14.51cm" svg:x2="20.367cm" svg:y2="9.748cm">
          <text:p/>
        </draw:line>
        <draw:line draw:style-name="gr12" draw:text-style-name="P2" draw:layer="layout" svg:x1="8.62cm" svg:y1="12.923cm" svg:x2="11.16cm" svg:y2="13.24cm">
          <text:p/>
        </draw:line>
        <draw:frame draw:style-name="gr8" draw:text-style-name="P6" draw:layer="layout" svg:width="1.906cm" svg:height="1.038cm" svg:x="3.222cm" svg:y="5.303cm">
          <draw:text-box>
            <text:p text:style-name="P5"><text:span text:style-name="T2">c[1]</text:span></text:p>
          </draw:text-box>
        </draw:frame>
        <draw:frame draw:style-name="gr8" draw:text-style-name="P6" draw:layer="layout" svg:width="1.906cm" svg:height="1.038cm" svg:x="2.27cm" svg:y="6.805cm">
          <draw:text-box>
            <text:p text:style-name="P5"><text:span text:style-name="T2">c[2]</text:span></text:p>
          </draw:text-box>
        </draw:frame>
        <draw:frame draw:style-name="gr8" draw:text-style-name="P6" draw:layer="layout" svg:width="1.906cm" svg:height="1.038cm" svg:x="9.254cm" svg:y="11.336cm">
          <draw:text-box>
            <text:p text:style-name="P5"><text:span text:style-name="T2">c[3]</text:span></text:p>
          </draw:text-box>
        </draw:frame>
        <draw:frame draw:style-name="gr8" draw:text-style-name="P6" draw:layer="layout" svg:width="1.906cm" svg:height="1.038cm" svg:x="9.889cm" svg:y="12.52cm">
          <draw:text-box>
            <text:p text:style-name="P5"><text:span text:style-name="T2">c[4]</text:span></text:p>
          </draw:text-box>
        </draw:frame>
        <draw:frame draw:style-name="gr8" draw:text-style-name="P6" draw:layer="layout" svg:width="1.906cm" svg:height="1.038cm" svg:x="8.619cm" svg:y="13.876cm">
          <draw:text-box>
            <text:p text:style-name="P5"><text:span text:style-name="T2">c[5]</text:span></text:p>
          </draw:text-box>
        </draw:frame>
        <draw:frame draw:style-name="gr8" draw:text-style-name="P4" draw:layer="layout" svg:width="1.906cm" svg:height="1.038cm" svg:x="3.222cm" svg:y="4.668cm">
          <draw:text-box>
            <text:p><text:span text:style-name="T1">m1</text:span></text:p>
          </draw:text-box>
        </draw:frame>
        <draw:frame draw:style-name="gr6" draw:text-style-name="P4" draw:layer="layout" svg:width="1.587cm" svg:height="1.361cm" svg:x="2.27cm" svg:y="7.208cm">
          <draw:text-box>
            <text:p><text:span text:style-name="T1">m2</text:span></text:p>
          </draw:text-box>
        </draw:frame>
        <draw:frame draw:style-name="gr8" draw:text-style-name="P4" draw:layer="layout" svg:width="1.587cm" svg:height="1.038cm" svg:x="10.207cm" svg:y="11.971cm">
          <draw:text-box>
            <text:p><text:span text:style-name="T1">m3</text:span></text:p>
          </draw:text-box>
        </draw:frame>
        <draw:frame draw:style-name="gr8" draw:text-style-name="P4" draw:layer="layout" svg:width="1.587cm" svg:height="1.038cm" svg:x="8.938cm" svg:y="10.933cm">
          <draw:text-box>
            <text:p><text:span text:style-name="T1">m5</text:span></text:p>
          </draw:text-box>
        </draw:frame>
        <draw:frame draw:style-name="gr8" draw:text-style-name="P4" draw:layer="layout" svg:width="1.587cm" svg:height="1.038cm" svg:x="8.62cm" svg:y="14.425cm">
          <draw:text-box>
            <text:p><text:span text:style-name="T1">m4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176cm" fo:margin-bottom="6.479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23T13:40:58.270161034</meta:creation-date>
    <dc:date>2022-11-08T16:48:13.082569423</dc:date>
    <meta:editing-duration>PT58M48S</meta:editing-duration>
    <meta:editing-cycles>8</meta:editing-cycles>
    <meta:generator>LibreOffice/7.3.6.2$Linux_X86_64 LibreOffice_project/30$Build-2</meta:generator>
    <meta:document-statistic meta:object-count="40"/>
  </office:meta>
</office:document-meta>
</file>